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Standard" style:list-style-name="L450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33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34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35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36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37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38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39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40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41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42">
      <style:text-properties style:font-name="ＭＳ Ｐゴシック" style:font-name-asian="ＭＳ Ｐゴシック" style:language-asian="ja" style:country-asian="JP"/>
    </style:style>
    <style:style style:name="P460" style:family="paragraph" style:parent-style-name="Table_20_Contents" style:list-style-name="L443">
      <style:text-properties style:font-name="ＭＳ Ｐゴシック" style:font-name-asian="ＭＳ Ｐゴシック" style:language-asian="ja" style:country-asian="JP"/>
    </style:style>
    <style:style style:name="P461" style:family="paragraph" style:parent-style-name="Table_20_Contents" style:list-style-name="L444">
      <style:text-properties style:font-name="ＭＳ Ｐゴシック" style:font-name-asian="ＭＳ Ｐゴシック" style:language-asian="ja" style:country-asian="JP"/>
    </style:style>
    <style:style style:name="P462" style:family="paragraph" style:parent-style-name="Table_20_Contents" style:list-style-name="L445">
      <style:text-properties style:font-name="ＭＳ Ｐゴシック" style:font-name-asian="ＭＳ Ｐゴシック" style:language-asian="ja" style:country-asian="JP"/>
    </style:style>
    <style:style style:name="P463" style:family="paragraph" style:parent-style-name="Table_20_Contents" style:list-style-name="L446">
      <style:text-properties style:font-name="ＭＳ Ｐゴシック" style:font-name-asian="ＭＳ Ｐゴシック" style:language-asian="ja" style:country-asian="JP"/>
    </style:style>
    <style:style style:name="P464" style:family="paragraph" style:parent-style-name="Table_20_Contents" style:list-style-name="L447">
      <style:text-properties style:font-name="ＭＳ Ｐゴシック" style:font-name-asian="ＭＳ Ｐゴシック" style:language-asian="ja" style:country-asian="JP"/>
    </style:style>
    <style:style style:name="P465" style:family="paragraph" style:parent-style-name="Table_20_Contents" style:list-style-name="L448">
      <style:text-properties style:font-name="ＭＳ Ｐゴシック" style:font-name-asian="ＭＳ Ｐゴシック" style:language-asian="ja" style:country-asian="JP"/>
    </style:style>
    <style:style style:name="P466" style:family="paragraph" style:parent-style-name="Table_20_Contents" style:list-style-name="L451">
      <style:text-properties style:font-name="ＭＳ Ｐゴシック" style:font-name-asian="ＭＳ Ｐゴシック" style:language-asian="ja" style:country-asian="JP"/>
    </style:style>
    <style:style style:name="P467" style:family="paragraph" style:parent-style-name="Text_20_body" style:list-style-name="L450">
      <style:text-properties style:font-name="Arial" fo:font-size="13pt" style:font-name-asian="Arimo" style:font-size-asian="13pt" style:font-size-complex="13pt"/>
    </style:style>
    <style:style style:name="P468" style:family="paragraph" style:parent-style-name="Text_20_body" style:list-style-name="L44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7369187523681024987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4427706023111745600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5124737147747357768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6931989863069939674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1883289551390588622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6352933018747041813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463641603517515100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7129661866247312448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1025447809537901617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7004890043274490855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5114415941905602691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2628958562078991643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4520066282944674830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3966341873013418776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4673804562812424191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1744675115215790632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5590412465390599084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5954929710017631014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1845617502420666638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2129710819665765337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2949340867190331217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6814378921332091102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4647617905238615778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252549985601667302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2417717341636561802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7826275472975064428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3936265621095734786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4599141575581313295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2998727345232959761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6526884873566069596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6369509299994720534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8116978351204701736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5135616154767565956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6042268036105002593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1438363053639863372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1124427439796744462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1907712350924585188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8574319976077055916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4439876383476677173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5491850892051929955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7209135343054436996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8391826464469689292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8677214947054957445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2631707498000883341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8194153510255923165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2730285088948593555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1637458364753532441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4845975533492098607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5937049457051108373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968806372599545265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3649829438988006017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3671932543925998081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6266074304211455980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1455219167049464224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5898947664912887663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6072154644334600387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7450950118571673434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9004584447314378079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4754144389634296438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6320091570125909452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8049447973441810189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1360728767453425827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6853195667415409516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7746348064044745464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7199737570137682694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5516684491307150181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3012443791022849554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1750730873761679259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4309458775462050216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1470629486042944744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8297926952776862644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5548952360279506759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2409292692808104651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2453718694921547649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2183234203221234924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6838314915771815744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4177909745745301609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3780939454351203459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8088196136355369409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9126653741932937377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1512693502267907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4862464224286433300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1064370930580315893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7872869359268707654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3855777640787048577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2047827640093955850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4581750974113896576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6260624745506318244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5924979023989945290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2039636260588744949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6792881590466342767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8704801163847658916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3496072446830385873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5098888515838624800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7162777475734713701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2627179640921669992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3114834794428997529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3766782290001745304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8588104926842242315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5370399208503184355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2455978652504600800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206774762221569167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6860743798452813863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7394810831902947705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3946332417096567460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5677517206431187047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282382679478900607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2387748741978673704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4496695215206955542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5458234715352792130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6796959282119749169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188360494092035155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1939301998876484437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8324618198628023972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6590870930747203583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8410707339623699216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6198029916304084937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772251655892817878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3285317795883086058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2818279819527630876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378193943885835156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3189063747477638790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5916921934080665311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6624162066904947442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8412983732148251316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3236787311524269104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7336521327572990127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7940016365881597721" text:style-name="L128">
              <text:list-item>
                <text:p text:style-name="P145">９時過ぎか</text:p>
              </text:list-item>
              <text:list-item>
                <text:p text:style-name="P14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2562325239507016211" text:style-name="L129">
              <text:list-item>
                <text:p text:style-name="P146">西湘工業。３人。午後からだったか、４人。</text:p>
              </text:list-item>
              <text:list-item>
                <text:p text:style-name="P14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7124706544624985854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4504736529193571498" text:style-name="L131">
              <text:list-item>
                <text:p text:style-name="P14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7863700440766410173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7294135188931443356" text:style-name="L133">
              <text:list-item>
                <text:p text:style-name="P15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6529170402180432244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8059253167762467557" text:style-name="L135">
              <text:list-item>
                <text:p text:style-name="P152">３人。</text:p>
              </text:list-item>
              <text:list-item>
                <text:p text:style-name="P152"><text:soft-page-break/>所長さん。（P1)</text:p>
              </text:list-item>
              <text:list-item>
                <text:p text:style-name="P152">４０ぐらいの人。体は痩せている。鼻の形、鉤鼻。立ち上がりの区画に入って、打設の完遂を確認する役。（P２）</text:p>
              </text:list-item>
              <text:list-item>
                <text:p text:style-name="P15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673134852197745751" text:style-name="L136">
              <text:list-item>
                <text:p text:style-name="P15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4200936935021444102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2187418479964440072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8483306271134428243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3468994833831316469" text:style-name="L140">
              <text:list-item>
                <text:p text:style-name="P157">富士山が見える。大きい。</text:p>
              </text:list-item>
              <text:list-item>
                <text:p text:style-name="P15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7585381711343416641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3113808066426898887" text:style-name="L142">
              <text:list-item>
                <text:p text:style-name="P15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5371010204473707099" text:style-name="L143">
              <text:list-item>
                <text:p text:style-name="P16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5552346810601713460" text:style-name="L144">
              <text:list-item>
                <text:p text:style-name="P161">開始　９時半過ぎ？</text:p>
              </text:list-item>
              <text:list-item>
                <text:p text:style-name="P16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7624697179784330143" text:style-name="L145">
              <text:list-item>
                <text:p text:style-name="P162">SHIMAZU</text:p>
              </text:list-item>
              <text:list-item>
                <text:p text:style-name="P162">３人。ホース担当は、口ひげあり。表情は硬い。５０前後か。皆、日本人。</text:p>
              </text:list-item>
              <text:list-item>
                <text:p text:style-name="P16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3783218689610697470" text:style-name="L146">
              <text:list-item>
                <text:p text:style-name="P16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3523526202111797727" text:style-name="L147">
              <text:list-item>
                <text:p text:style-name="P16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3325967999818757224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2013693100880454046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652734911086605214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2350481194886567434" text:style-name="L151">
              <text:list-item>
                <text:p text:style-name="P16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3942166027765420839" text:style-name="L152">
              <text:list-item>
                <text:p text:style-name="P16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7498240809426100392" text:style-name="L153">
              <text:list-item>
                <text:p text:style-name="P17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4495742297809651650" text:style-name="L154">
              <text:list-item>
                <text:p text:style-name="P17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4316509729371196187" text:style-name="L155">
              <text:list-item>
                <text:p text:style-name="P17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5628162138746672087" text:style-name="L156">
              <text:list-item>
                <text:p text:style-name="P17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1138458564544613602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429548686353027041" text:style-name="L158">
              <text:list-item>
                <text:p text:style-name="P175">中根氏。日報のサイン、引き受けてもらった。</text:p>
              </text:list-item>
              <text:list-item>
                <text:p text:style-name="P175">電気担当の人。秋山さん。朝礼の後、設備の人に、引き合わせてくれた。</text:p>
                <text:list>
                  <text:list-item>
                    <text:p text:style-name="P17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2041003406739108619" text:style-name="L159">
              <text:list-item>
                <text:p text:style-name="P176">ロングスパンの、扉の開閉時。格子の間に指を挟む危険、変わりなくあり。</text:p>
              </text:list-item>
              <text:list-item>
                <text:p text:style-name="P17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6684956611916463000" text:style-name="L160">
              <text:list-item>
                <text:p text:style-name="P177">開始　：　９時半ぐらい</text:p>
              </text:list-item>
              <text:list-item>
                <text:p text:style-name="P17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8861925795377004903" text:style-name="L161">
              <text:list-item>
                <text:p text:style-name="P178">洋輔圧送</text:p>
              </text:list-item>
              <text:list-item>
                <text:p text:style-name="P178">３人。共に、４０前半か。</text:p>
              </text:list-item>
              <text:list-item>
                <text:p text:style-name="P178"><text:soft-page-break/>ホース口担当の人。髪の毛が、縮れている。</text:p>
              </text:list-item>
              <text:list-item>
                <text:p text:style-name="P178">ホースの引き回し担当の人。丸顔。よく笑顔になる。目尻に、シワが４・５本浮き出る、笑うとき。</text:p>
              </text:list-item>
              <text:list-item>
                <text:p text:style-name="P17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4600281664361415133" text:style-name="L162">
              <text:list-item>
                <text:p text:style-name="P179">石渡工務店</text:p>
              </text:list-item>
              <text:list-item>
                <text:p text:style-name="P17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3327440569190992062" text:style-name="L163">
              <text:list-item>
                <text:p text:style-name="P18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1591343356593774814" text:style-name="L164">
              <text:list-item>
                <text:p text:style-name="P181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4894953984365861690" text:style-name="L165">
              <text:list-item>
                <text:p text:style-name="P18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3420118012345618640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1959127779551445056" text:style-name="L167">
              <text:list-item>
                <text:p text:style-name="P184">１人。年配の人。６０半ばか。</text:p>
              </text:list-item>
              <text:list-item>
                <text:p text:style-name="P18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6416308105721527590" text:style-name="L168">
              <text:list-item>
                <text:p text:style-name="P185">佐藤工業、あいはら様。電話の応対、丁寧にしてくださる。</text:p>
              </text:list-item>
              <text:list-item>
                <text:p text:style-name="P18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5380433890144313718" text:style-name="L169">
              <text:list-item>
                <text:p text:style-name="P18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944377501688878134" text:style-name="L170">
              <text:list-item>
                <text:p text:style-name="P18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6458847290446841856" text:style-name="L171">
              <text:list-item>
                <text:p text:style-name="P18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8710290537452147486" text:style-name="L172">
              <text:list-item>
                <text:p text:style-name="P18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877789077564945527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6782080459866807028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2208658568848186446" text:style-name="L175">
              <text:list-item>
                <text:p text:style-name="P19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5877656913065918594" text:style-name="L176">
              <text:list-item>
                <text:p text:style-name="P193">開始　９時？</text:p>
              </text:list-item>
              <text:list-item>
                <text:p text:style-name="P193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6001911058385368913" text:style-name="L177">
              <text:list-item>
                <text:p text:style-name="P194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4612535731903714258" text:style-name="L178">
              <text:list-item>
                <text:p text:style-name="P195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5461065308719783181" text:style-name="L179">
              <text:list-item>
                <text:p text:style-name="P196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8981860091940083644" text:style-name="L180">
              <text:list-item>
                <text:p text:style-name="P197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3768232961455649000" text:style-name="L181">
              <text:list-item>
                <text:p text:style-name="P198">ガタイのいい人、またいる。表情は、健康そう。マスクはしていない。</text:p>
              </text:list-item>
              <text:list-item>
                <text:p text:style-name="P198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6087559358933066031" text:style-name="L182">
              <text:list-item>
                <text:p text:style-name="P199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5942169858315789068" text:style-name="L183">
              <text:list-item>
                <text:p text:style-name="P200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2236514384195565072" text:style-name="L184">
              <text:list-item>
                <text:p text:style-name="P201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5966886018767905873" text:style-name="L185">
              <text:list-item>
                <text:p text:style-name="P202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7119291668801758523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4625328606797177485" text:style-name="L187">
              <text:list-item>
                <text:p text:style-name="P204">長畑さんに、サインしてもらう</text:p>
              </text:list-item>
              <text:list-item>
                <text:p text:style-name="P204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1418219802202002946" text:style-name="L188">
              <text:list-item>
                <text:p text:style-name="P205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6327867060846523936" text:style-name="L189">
              <text:list-item>
                <text:p text:style-name="P206">開始：９時半ぐらい</text:p>
              </text:list-item>
              <text:list-item>
                <text:p text:style-name="P206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7810846085840067183" text:style-name="L190">
              <text:list-item>
                <text:p text:style-name="P207">３人。一人は、ベトナムの人か。１６５ぐらい。こぶとり。顔の輪郭は、まるっこい。表情は、いかつい。浅黒の肌。</text:p>
              </text:list-item>
              <text:list-item>
                <text:p text:style-name="P207">もう一人、ホース口、そして引き回しも担当の人。日本人。小柄。６５ぐらいか。顔にシワ。身のこなしは、軽い。</text:p>
              </text:list-item>
              <text:list-item>
                <text:p text:style-name="P207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7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2910650767678891631" text:style-name="L191">
              <text:list-item>
                <text:p text:style-name="P208">以前に会ったことのある人たち。</text:p>
              </text:list-item>
              <text:list-item>
                <text:p text:style-name="P208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1099200326653834084" text:style-name="L192">
              <text:list-item>
                <text:p text:style-name="P209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1663819461804941624" text:style-name="L193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2855541217410912316" text:style-name="L194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3687498269383030524" text:style-name="L195">
              <text:list-item>
                <text:p text:style-name="P21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2440346723311646544" text:style-name="L196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3125644689325504790" text:style-name="L197">
              <text:list-item>
                <text:p text:style-name="P214">サインをもらったのは、ホクシンの、ある一人の方。１６５ぐらい。顔つきに、脳発達の、非標準さを感じる。</text:p>
                <text:list>
                  <text:list-item>
                    <text:p text:style-name="P214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5766132491430690843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6098246058946126421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2701040519279906675" text:style-name="L200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1404887182152474500" text:style-name="L201">
              <text:list-item>
                <text:p text:style-name="P21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5492363262011563575" text:style-name="L202">
              <text:list-item>
                <text:p text:style-name="P219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19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19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4018771213965679207" text:style-name="L203">
              <text:list-item>
                <text:p text:style-name="P220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1402460614794148986" text:style-name="L204">
              <text:list-item>
                <text:p text:style-name="P221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5222243501433854235" text:style-name="L205">
              <text:list-item>
                <text:p text:style-name="P222">開始　=&gt;　９：１５？</text:p>
              </text:list-item>
              <text:list-item>
                <text:p text:style-name="P222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7806219608681472976" text:style-name="L206">
              <text:list-item>
                <text:p text:style-name="P223">“Fujita”</text:p>
              </text:list-item>
              <text:list-item>
                <text:p text:style-name="P223">もう一つのチームの、ホース担当の人。ベトナム人か。若い。見ると、いつも笑顔を見せている。</text:p>
              </text:list-item>
              <text:list-item>
                <text:p text:style-name="P223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5637161150956557233" text:style-name="L207">
              <text:list-item>
                <text:p text:style-name="P224">バイブ担当。２人とも、日本時。</text:p>
              </text:list-item>
              <text:list-item>
                <text:p text:style-name="P224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5196701972755739086" text:style-name="L208">
              <text:list-item>
                <text:p text:style-name="P225">日本人。若い人。目元まで、マスクで覆っている。</text:p>
                <text:list>
                  <text:list-item>
                    <text:p text:style-name="P225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1785524040081827780" text:style-name="L209">
              <text:list-item>
                <text:p text:style-name="P226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5181625367852389264" text:style-name="L210">
              <text:list-item>
                <text:p text:style-name="P227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3423916659331854232" text:style-name="L211">
              <text:list-item>
                <text:p text:style-name="P22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1969222756972072824" text:style-name="L212">
              <text:list-item>
                <text:p text:style-name="P229">２人。一人は、若い人。３０前半ぐらいか。結婚指輪が、真新しいものに見える。</text:p>
              </text:list-item>
              <text:list-item>
                <text:p text:style-name="P229">朝礼時の、周知会。発する声が、真が太い。と感じる。言いよどんだり、聞き取りにくい発声、ではない。</text:p>
              </text:list-item>
              <text:list-item>
                <text:p text:style-name="P229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7828251516236844288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7650262398552159291" text:style-name="L214">
              <text:list-item>
                <text:p text:style-name="P231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8904672413177414734" text:style-name="L215">
              <text:list-item>
                <text:p text:style-name="P232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6174253235165646304" text:style-name="L216">
              <text:list-item>
                <text:p text:style-name="P233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4474642168360426703" text:style-name="L217">
              <text:list-item>
                <text:p text:style-name="P234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7660449507177708194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1345872758673136524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1823849793677217724" text:style-name="L220">
              <text:list-item>
                <text:p text:style-name="P237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45</dc:date><text:p text:style-name="P469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4844088038036771658" text:style-name="L221">
              <text:list-item>
                <text:p text:style-name="P238">開始 <text:s/>9:30 경</text:p>
              </text:list-item>
              <text:list-item>
                <text:p text:style-name="P238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7400632746019656347" text:style-name="L222">
              <text:list-item>
                <text:p text:style-name="P239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4858927948075246055" text:style-name="L223">
              <text:list-item>
                <text:p text:style-name="P240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7664494448910912558" text:style-name="L224">
              <text:list-item>
                <text:p text:style-name="P241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3040722494001650284" text:style-name="L225">
              <text:list-item>
                <text:p text:style-name="P242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532325229954480771" text:style-name="L226">
              <text:list-item>
                <text:p text:style-name="P243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5633863198954618496" text:style-name="L227">
              <text:list-item>
                <text:p text:style-name="P244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3321214933511870640" text:style-name="L228">
              <text:list-item>
                <text:p text:style-name="P245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7596334341865208469" text:style-name="L229">
              <text:list-item>
                <text:p text:style-name="P246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8223577167402027900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3887385835285921098" text:style-name="L231">
              <text:list-item>
                <text:p text:style-name="P248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6097250998856324918" text:style-name="L232">
              <text:list-item>
                <text:p text:style-name="P249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6088485201121426515" text:style-name="L233">
              <text:list-item>
                <text:p text:style-name="P250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7018643960365941527" text:style-name="L234">
              <text:list-item>
                <text:p text:style-name="P251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1">이 조치에 의해 타설「打設의 진행「進行이 늦였다「遅れた.</text:p>
                  </text:list-item>
                  <text:list-item>
                    <text:p text:style-name="P251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4380032565917717514" text:style-name="L235">
              <text:list-item>
                <text:p text:style-name="P252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5801232394884945272" text:style-name="L236">
              <text:list-item>
                <text:p text:style-name="P253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915176872723442274" text:style-name="L237">
              <text:list-item>
                <text:p text:style-name="P254">開始　：　９時半すぎだったか</text:p>
              </text:list-item>
              <text:list-item>
                <text:p text:style-name="P254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8379171385702610000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8581048602953075013" text:style-name="L239">
              <text:list-item>
                <text:p text:style-name="P256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3216550416987906432" text:style-name="L240">
              <text:list-item>
                <text:p text:style-name="P257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7265607376817101684" text:style-name="L241">
              <text:list-item>
                <text:p text:style-name="P258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2513999674398520217" text:style-name="L242">
              <text:list-item>
                <text:p text:style-name="P259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6416479761908236722" text:style-name="L243">
              <text:list-item>
                <text:p text:style-name="P260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1797983769971405558" text:style-name="L244">
              <text:list-item>
                <text:p text:style-name="P261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2773935034190869510" text:style-name="L245">
              <text:list-item>
                <text:p text:style-name="P262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2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1855920618818451539" text:style-name="L246">
              <text:list-item>
                <text:p text:style-name="P263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1696126374291555990" text:style-name="L247">
              <text:list-item>
                <text:p text:style-name="P264">階段。次に、壁。</text:p>
              </text:list-item>
              <text:list-item>
                <text:p text:style-name="P264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4424969296617274581" text:style-name="L248">
              <text:list-item>
                <text:p text:style-name="P265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5735377990946008858" text:style-name="L249">
              <text:list-item>
                <text:p text:style-name="P266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7416945601510973922" text:style-name="L250">
              <text:list-item>
                <text:p text:style-name="P267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7">２台目、自分が入ったグループ。８トン車（だったか）。大きい。</text:p>
              </text:list-item>
              <text:list-item>
                <text:p text:style-name="P267">待ち　=&gt;　あり。最後は、２０分の待ちだったか。土工の親方さん、「もういいよ」と、言ってくれる。</text:p>
              </text:list-item>
              <text:list-item>
                <text:p text:style-name="P267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3368688193654931211" text:style-name="L251">
              <text:list-item>
                <text:p text:style-name="P268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8071966819064894932" text:style-name="L252">
              <text:list-item>
                <text:p text:style-name="P269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3757916" text:continue-list="list5552346810601713460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4512352189663716748" text:style-name="L253">
              <text:list-item>
                <text:p text:style-name="P27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5756038070866756524" text:style-name="L254">
              <text:list-item>
                <text:p text:style-name="P27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9124040325848615055" text:style-name="L255">
              <text:list-item>
                <text:p text:style-name="P272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2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2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7788903667676888241" text:style-name="L256">
              <text:list-item>
                <text:p text:style-name="P273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8206246339250758352" text:style-name="L257">
              <text:list-item>
                <text:p text:style-name="P274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4689944491320982460" text:style-name="L258">
              <text:list-item>
                <text:p text:style-name="P275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8066848491971381695" text:style-name="L259">
              <text:list-item>
                <text:p text:style-name="P276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5986844691036006351" text:style-name="L260">
              <text:list-item>
                <text:p text:style-name="P277">どちらの日も、菅野さん</text:p>
              </text:list-item>
              <text:list-item>
                <text:p text:style-name="P277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7">もう一人は、始めて見るか。同じく、若い人。３０半ばか。１７０少し</text:p>
                  </text:list-item>
                  <text:list-item>
                    <text:p text:style-name="P277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5750122929026574609" text:style-name="L261">
              <text:list-item>
                <text:p text:style-name="P27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7661470152315988911" text:style-name="L262">
              <text:list-item>
                <text:p text:style-name="P279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6279082485592239617" text:style-name="L263">
              <text:list-item>
                <text:p text:style-name="P280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3822397653689263313" text:style-name="L264">
              <text:list-item>
                <text:p text:style-name="P281">開始　：　９：１０頃？</text:p>
              </text:list-item>
              <text:list-item>
                <text:p text:style-name="P281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8641041586947943183" text:style-name="L265">
              <text:list-item>
                <text:p text:style-name="P282">池田総業</text:p>
              </text:list-item>
              <text:list-item>
                <text:p text:style-name="P282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6537953058580442672" text:style-name="L266">
              <text:list-item>
                <text:p text:style-name="P283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5375801111526630935" text:style-name="L267">
              <text:list-item>
                <text:p text:style-name="P284">東和から。北千住営業所、田辺さん。北千住の近くに在住。この現場へは、バスを利用。１回乗り換えか。</text:p>
              </text:list-item>
              <text:list-item>
                <text:p text:style-name="P284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8706644867593924684" text:style-name="L268">
              <text:list-item>
                <text:p text:style-name="P285">２人。一人は、６０後半か。小柄。シワ有り。</text:p>
              </text:list-item>
              <text:list-item>
                <text:p text:style-name="P285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6124021452041784602" text:style-name="L269">
              <text:list-item>
                <text:p text:style-name="P286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2945889632869772644" text:style-name="L270">
              <text:list-item>
                <text:p text:style-name="P287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584687475233146607" text:style-name="L271">
              <text:list-item>
                <text:p text:style-name="P288">２人。所長さんは、小柄。言葉に、九州の訛り。６０半ばか。謹厳な物腰。</text:p>
              </text:list-item>
              <text:list-item>
                <text:p text:style-name="P288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4961592994668834123" text:style-name="L272">
              <text:list-item>
                <text:p text:style-name="P289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6193576167048686667" text:style-name="L273">
              <text:list-item>
                <text:p text:style-name="P290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570280302900237077" text:style-name="L274">
              <text:list-item>
                <text:p text:style-name="P291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2360075820546690607" text:style-name="L275">
              <text:list-item>
                <text:p text:style-name="P292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321730240860230051" text:style-name="L276">
              <text:list-item>
                <text:p text:style-name="P293">開始　：　９：１５ぐらい</text:p>
              </text:list-item>
              <text:list-item>
                <text:p text:style-name="P293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7847911515745273219" text:style-name="L277">
              <text:list-item>
                <text:p text:style-name="P294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5859807177308840562" text:style-name="L278">
              <text:list-item>
                <text:p text:style-name="P295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3463222858517095417" text:style-name="L279">
              <text:list-item>
                <text:p text:style-name="P296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3191940771261818284" text:style-name="L280">
              <text:list-item>
                <text:p text:style-name="P297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181114241120208330" text:style-name="L281">
              <text:list-item>
                <text:p text:style-name="P298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4205319052881106537" text:style-name="L282">
              <text:list-item>
                <text:p text:style-name="P299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5340215099960175910" text:style-name="L283">
              <text:list-item>
                <text:p text:style-name="P300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3717504586616275725" text:style-name="L284">
              <text:list-item>
                <text:p text:style-name="P301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5485678930875443733" text:style-name="L285">
              <text:list-item>
                <text:p text:style-name="P302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774868335224909083" text:style-name="L286">
              <text:list-item>
                <text:p text:style-name="P303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986931262172594582" text:style-name="L287">
              <text:list-item>
                <text:p text:style-name="P304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2135076489844770125" text:style-name="L288">
              <text:list-item>
                <text:p text:style-name="P305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9057772795163649471" text:style-name="L289">
              <text:list-item>
                <text:p text:style-name="P306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7139687277011337389" text:style-name="L290">
              <text:list-item>
                <text:p text:style-name="P307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1520155118701840536" text:style-name="L291">
              <text:list-item>
                <text:p text:style-name="P308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2085281462350609586" text:style-name="L292">
              <text:list-item>
                <text:p text:style-name="P309">開始　：　９：３０過ぎ</text:p>
              </text:list-item>
              <text:list-item>
                <text:p text:style-name="P309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8917753611386453636" text:style-name="L293">
              <text:list-item>
                <text:p text:style-name="P310">東方工業（？）　=&gt;　「東」が入っていた。</text:p>
              </text:list-item>
              <text:list-item>
                <text:p text:style-name="P310">親方さんらしき人。小柄。前々回にいたか。南方系の顔立ち。肌は浅黒。唇は、下受け。</text:p>
              </text:list-item>
              <text:list-item>
                <text:p text:style-name="P310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1205412791151366145" text:style-name="L294">
              <text:list-item>
                <text:p text:style-name="P311">石渡建設</text:p>
              </text:list-item>
              <text:list-item>
                <text:p text:style-name="P311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1732419528007657094" text:style-name="L295">
              <text:list-item>
                <text:p text:style-name="P312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685190752958101502" text:style-name="L296">
              <text:list-item>
                <text:p text:style-name="P313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3842214376503970148" text:style-name="L297">
              <text:list-item>
                <text:p text:style-name="P314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1219467769555555825" text:style-name="L298">
              <text:list-item>
                <text:p text:style-name="P315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2827161913346931690" text:style-name="L299">
              <text:list-item>
                <text:p text:style-name="P316">若い人。結婚指輪をはめている。目がクリッとした人。前回も。</text:p>
              </text:list-item>
              <text:list-item>
                <text:p text:style-name="P316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5856192111866003049" text:style-name="L300">
              <text:list-item>
                <text:p text:style-name="P317">ホクシン。カンノさん。現場で作業。</text:p>
              </text:list-item>
              <text:list-item>
                <text:p text:style-name="P317">他に、「ガス屋さん」が来ていたか。ホクシンからは、カンノさん一人。</text:p>
              </text:list-item>
              <text:list-item>
                <text:p text:style-name="P317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1687421528276512647" text:style-name="L301">
              <text:list-item>
                <text:p text:style-name="P318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7343079907859622616" text:style-name="L302">
              <text:list-item>
                <text:p text:style-name="P319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8682983537918318075" text:style-name="L303">
              <text:list-item>
                <text:p text:style-name="P320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4249222866973829692" text:style-name="L304">
              <text:list-item>
                <text:p text:style-name="P321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7198975531077825480" text:style-name="L305">
              <text:list-item>
                <text:p text:style-name="P322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4846831366371482845" text:style-name="L306">
              <text:list-item>
                <text:p text:style-name="P323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8317075621155144981" text:style-name="L307">
              <text:list-item>
                <text:p text:style-name="P324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6486906039783216151" text:style-name="L308">
              <text:list-item>
                <text:p text:style-name="P325">開始　：　９：３０頃</text:p>
              </text:list-item>
              <text:list-item>
                <text:p text:style-name="P325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6019664045434079838" text:style-name="L309">
              <text:list-item>
                <text:p text:style-name="P326">２人。一人は、ベトナム。</text:p>
              </text:list-item>
              <text:list-item>
                <text:p text:style-name="P326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1397285116233708846" text:style-name="L310">
              <text:list-item>
                <text:p text:style-name="P327">バイブ担当、２人。共に、日本人。５０半ばか。ベテラン風。１７０弱。</text:p>
              </text:list-item>
              <text:list-item>
                <text:p text:style-name="P327">一人、赤ら顔の人。２回、バイブを引っ掛けてしまう。ともに、エレベータ周りで。</text:p>
              </text:list-item>
              <text:list-item>
                <text:p text:style-name="P327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4846519289825400830" text:style-name="L311">
              <text:list-item>
                <text:p text:style-name="P328">本職の人、ではない人か。ペットを何本か、レジ袋に入れている。</text:p>
              </text:list-item>
              <text:list-item>
                <text:p text:style-name="P328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8421524573706116827" text:style-name="L312">
              <text:list-item>
                <text:p text:style-name="P329">年配の人。１６５ぐらい。小柄。</text:p>
              </text:list-item>
              <text:list-item>
                <text:p text:style-name="P329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3284405701952975765" text:style-name="L313">
              <text:list-item>
                <text:p text:style-name="P330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8994241872670418591" text:style-name="L314">
              <text:list-item>
                <text:p text:style-name="P331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4463593501185067122" text:style-name="L315">
              <text:list-item>
                <text:p text:style-name="P332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7644205777044037110" text:style-name="L316">
              <text:list-item>
                <text:p text:style-name="P333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33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285297223003448415" text:style-name="L317">
              <text:list-item>
                <text:p text:style-name="P33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5423394785591235324" text:style-name="L318">
              <text:list-item>
                <text:p text:style-name="P335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7759436779818291489" text:style-name="L319">
              <text:list-item>
                <text:p text:style-name="P336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6017274143387438874" text:style-name="L320">
              <text:list-item>
                <text:p text:style-name="P33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4132978710171714684" text:style-name="L321">
              <text:list-item>
                <text:p text:style-name="P338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38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38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8686592831734035035" text:style-name="L322">
              <text:list-item>
                <text:p text:style-name="P339">携帯、探してもらった。その前に、若い人、応対をしてもらった。</text:p>
              </text:list-item>
              <text:list-item>
                <text:p text:style-name="P339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5122968554835912334" text:style-name="L323">
              <text:list-item>
                <text:p text:style-name="P340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5436749733113711777" text:style-name="L324">
              <text:list-item>
                <text:p text:style-name="P341">開始　：　９：４０ぐらい</text:p>
              </text:list-item>
              <text:list-item>
                <text:p text:style-name="P341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9184821531667860463" text:style-name="L325">
              <text:list-item>
                <text:p text:style-name="P342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42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4505959098990725641" text:style-name="L326">
              <text:list-item>
                <text:p text:style-name="P343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43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7386729549651127357" text:style-name="L327">
              <text:list-item>
                <text:p text:style-name="P344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407815922681738235" text:style-name="L328">
              <text:list-item>
                <text:p text:style-name="P345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3547120195347456871" text:style-name="L329">
              <text:list-item>
                <text:p text:style-name="P346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2805829116475735073" text:style-name="L330">
              <text:list-item>
                <text:p text:style-name="P347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2169501814100785016" text:style-name="L331">
              <text:list-item>
                <text:p text:style-name="P348">２人。所長参加、５０前半ぐらいか。１７５少し。大柄。</text:p>
              </text:list-item>
              <text:list-item>
                <text:p text:style-name="P348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5082908221369169834" text:style-name="L332">
              <text:list-item>
                <text:p text:style-name="P349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5778033007240127592" text:style-name="L333">
              <text:list-item>
                <text:p text:style-name="P350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5716116451081224647" text:style-name="L334">
              <text:list-item>
                <text:p text:style-name="P351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1992829636429965147" text:style-name="L335">
              <text:list-item>
                <text:p text:style-name="P352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1733547933739665685" text:style-name="L336">
              <text:list-item>
                <text:p text:style-name="P353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104840977905690966" text:style-name="L337">
              <text:list-item>
                <text:p text:style-name="P354">終盤、水を散布した。</text:p>
              </text:list-item>
              <text:list-item>
                <text:p text:style-name="P354">午前中に、１０時半すぎ、長い待ち。３０分。実際は、２０分少し。後半だったか、また、２０分ぐらいの待ち。</text:p>
              </text:list-item>
              <text:list-item>
                <text:p text:style-name="P354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5112382553351670800" text:style-name="L338">
              <text:list-item>
                <text:p text:style-name="P355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7357553159129698496" text:style-name="L339">
              <text:list-item>
                <text:p text:style-name="P356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7246535721165203000" text:style-name="L340">
              <text:list-item>
                <text:p text:style-name="P357">開始　：　８：４５ぐらいか</text:p>
              </text:list-item>
              <text:list-item>
                <text:p text:style-name="P357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3554625009977322379" text:style-name="L341">
              <text:list-item>
                <text:p text:style-name="P358">日本圧送。二人。どちらも日本人か。</text:p>
              </text:list-item>
              <text:list-item>
                <text:p text:style-name="P358">ホース担当は、１７５ぐらいの人。落ち着いている。</text:p>
              </text:list-item>
              <text:list-item>
                <text:p text:style-name="P358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5081638360030688956" text:style-name="L342">
              <text:list-item>
                <text:p text:style-name="P359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6626235264939480942" text:style-name="L343">
              <text:list-item>
                <text:p text:style-name="P360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202697270554898233" text:style-name="L344">
              <text:list-item>
                <text:p text:style-name="P361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4207862747219121489" text:style-name="L345">
              <text:list-item>
                <text:p text:style-name="P362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3444796259024098596" text:style-name="L346">
              <text:list-item>
                <text:p text:style-name="P363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697169763689606144" text:style-name="L347">
              <text:list-item>
                <text:p text:style-name="P364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4342067823030793910" text:style-name="L348">
              <text:list-item>
                <text:p text:style-name="P365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6411791673549012000" text:style-name="L349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8219474120851776646" text:style-name="L350">
              <text:list-item>
                <text:p text:style-name="P367">全部で、４面。各面ごとに、スラブ上げまで。吹き出しはなし。階段は、基礎のみ。</text:p>
              </text:list-item>
              <text:list-item>
                <text:p text:style-name="P367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2451861040309770038" text:style-name="L351">
              <text:list-item>
                <text:p text:style-name="P368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7152262003486781631" text:style-name="L352">
              <text:list-item>
                <text:p text:style-name="P369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9048989039926283700" text:style-name="L353">
              <text:list-item>
                <text:p text:style-name="P370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7404960822685667280" text:style-name="L354">
              <text:list-item>
                <text:p text:style-name="P371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3901680125094500400" text:style-name="L355">
              <text:list-item>
                <text:p text:style-name="P372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1427090053004466942" text:style-name="L356">
              <text:list-item>
                <text:p text:style-name="P373">開始　：　９時すぎぐらいか。</text:p>
              </text:list-item>
              <text:list-item>
                <text:p text:style-name="P373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7861379477365935017" text:style-name="L357">
              <text:list-item>
                <text:p text:style-name="P374">３人。一人は、ベトナム人。若い人。</text:p>
              </text:list-item>
              <text:list-item>
                <text:p text:style-name="P374">ホースは、ベトナムの人、担当。</text:p>
              </text:list-item>
              <text:list-item>
                <text:p text:style-name="P374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74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8663482735159834770" text:style-name="L358">
              <text:list-item>
                <text:p text:style-name="P375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75">もう一人のバイブ、日本人。ヘルメットは、白色。親方さん他は、黄色。</text:p>
              </text:list-item>
              <text:list-item>
                <text:p text:style-name="P375">洗いの人、ベトナム人。若い。１７５ぐらい。ゆっくり、ゆっくりと作業。</text:p>
              </text:list-item>
              <text:list-item>
                <text:p text:style-name="P375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5939502153256913170" text:style-name="L359">
              <text:list-item>
                <text:p text:style-name="P376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4036353508794706437" text:style-name="L360">
              <text:list-item>
                <text:p text:style-name="P377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348001954251065940" text:style-name="L361">
              <text:list-item>
                <text:p text:style-name="P378">小柄な人、一人。大柄で太った人、一人。</text:p>
              </text:list-item>
              <text:list-item>
                <text:p text:style-name="P378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5707610083943132224" text:style-name="L362">
              <text:list-item>
                <text:p text:style-name="P379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4952548886550166724" text:style-name="L363">
              <text:list-item>
                <text:p text:style-name="P380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4993465944149293535" text:style-name="L364">
              <text:list-item>
                <text:p text:style-name="P381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81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3826236760191305055" text:style-name="L365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6077837597651007071" text:style-name="L366">
              <text:list-item>
                <text:p text:style-name="P383">階段前の柱から。</text:p>
              </text:list-item>
              <text:list-item>
                <text:p text:style-name="P383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4272801239071967953" text:style-name="L367">
              <text:list-item>
                <text:p text:style-name="P384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5635812524041631830" text:style-name="L368">
              <text:list-item>
                <text:p text:style-name="P385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8643826682806686273" text:style-name="L369">
              <text:list-item>
                <text:p text:style-name="P386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8044115342319553915" text:style-name="L370">
              <text:list-item>
                <text:p text:style-name="P387">サイタの人、上記のとおり、道具を持っているか、尋ねてくれる。</text:p>
              </text:list-item>
              <text:list-item>
                <text:p text:style-name="P387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2478600564182441032" text:style-name="L371">
              <text:list-item>
                <text:p text:style-name="P388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3743126072288641384" text:style-name="L372">
              <text:list-item>
                <text:p text:style-name="P389">開始　：　９時ぐらい</text:p>
              </text:list-item>
              <text:list-item>
                <text:p text:style-name="P389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8400728282102210933" text:style-name="L373">
              <text:list-item>
                <text:p text:style-name="P390">東洋圧送。３人。３人とも、見たことがある。</text:p>
              </text:list-item>
              <text:list-item>
                <text:p text:style-name="P390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9186875583352954532" text:style-name="L374">
              <text:list-item>
                <text:p text:style-name="P391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391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7746468848807608667" text:style-name="L375">
              <text:list-item>
                <text:p text:style-name="P392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392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1569628346049430623" text:style-name="L376">
              <text:list-item>
                <text:p text:style-name="P393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8793627887322499770" text:style-name="L377">
              <text:list-item>
                <text:p text:style-name="P394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5739934109604367570" text:style-name="L378">
              <text:list-item>
                <text:p text:style-name="P395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6227070376562920251" text:style-name="L379">
              <text:list-item>
                <text:p text:style-name="P396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1925162361906719897" text:style-name="L380">
              <text:list-item>
                <text:p text:style-name="P397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4260502250140544316" text:style-name="L381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8734920650245674915" text:style-name="L382">
              <text:list-item>
                <text:p text:style-name="P399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6632638704806161519" text:style-name="L383">
              <text:list-item>
                <text:p text:style-name="P400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1389709037286980093" text:style-name="L384">
              <text:list-item>
                <text:p text:style-name="P401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7092769730122900513" text:style-name="L385">
              <text:list-item>
                <text:p text:style-name="P402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02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02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2089564210155044971" text:style-name="L386">
              <text:list-item>
                <text:p text:style-name="P403">カンノさんには、電話にすぐにでてもらった。</text:p>
              </text:list-item>
              <text:list-item>
                <text:p text:style-name="P403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1004361606883913919" text:style-name="L387">
              <text:list-item>
                <text:p text:style-name="P404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04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/>
      <text:p text:style-name="P2">---------------------------------------------------------------</text:p>
      <text:p text:style-name="P4">[XXX] 20201024_171248</text:p>
      <text:p text:style-name="P15">myself / towa diary / XXX</text:p>
      <text:p text:style-name="P3"><text:span text:style-name="T3">作業日：10</text:span><text:span text:style-name="T6">/23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>新子安一丁目２４番計画</text:p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>曇り。しばしば雨。</text:p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>新子安駅</text:p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2270066027690625903" text:style-name="L388">
              <text:list-item>
                <text:p text:style-name="P405">開始　：　９時ぐらい</text:p>
              </text:list-item>
              <text:list-item>
                <text:p text:style-name="P405">詰所到着　：　２時半ぐらい。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7922995823982953297" text:style-name="L389">
              <text:list-item>
                <text:p text:style-name="P406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7362178275409952800" text:style-name="L390">
              <text:list-item>
                <text:p text:style-name="P407">バイブ、柱のときは、３人。親方さんらしき人、もう一人、年配に見える、サブの人。３人目は、小柄。顔立ちは、若く見える。目鼻がはっきりした作り。この人のスイッチを、私は持つ。当初、私に、何かしら要求をしてくる。ゼスチャーで。一度か二度、目で私を睨みつける。しばらくして、穏や<text:soft-page-break/>かな表情に変わる。何か、別の記憶を、私の姿に投影していたか。そのスイッチを入れてしまったか、私の挙措が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422890209661471752" text:style-name="L391">
              <text:list-item>
                <text:p text:style-name="P408">東和から。「山本」さんだったか。ヘルメットに。</text:p>
              </text:list-item>
              <text:list-item>
                <text:p text:style-name="P408">メガネあり。１７５ぐらい。丈がある。老けた顔。白髪あり。最後、詰所への階段。下りてくるところに出くわす。顔立ちは、しかし、幼な顔。</text:p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3755473471624542399" text:style-name="L392">
              <text:list-item>
                <text:p text:style-name="P409">２名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4053610687449200733" text:style-name="L393">
              <text:list-item>
                <text:p text:style-name="P410">前回と同じ会社か。親方さんらしき人、背の高い人。結婚指輪をはめている。</text:p>
              </text:list-item>
              <text:list-item>
                <text:p text:style-name="P410">もう一人、１７０弱ぐらい。前回、電気屋さんの相番の人のために、スリーブについて尋ねた人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8129721083693168680" text:style-name="L394">
              <text:list-item>
                <text:p text:style-name="P411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8081843980178048423" text:style-name="L395">
              <text:list-item>
                <text:p text:style-name="P412">前回と同じ人。「森脇」さん。打設の終盤、最後の１台を待っている間、朝礼で使うスピーカー一式を、片付けていた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5261173091568885918" text:style-name="L396">
              <text:list-item>
                <text:p text:style-name="P413">石井さん。前回と同じ人。今回も、現場は途中で抜けたみたい。終了連絡時、おっしゃるには、その日のうちに、また現場へ来るとのこと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1292092004724852674" text:style-name="L397">
              <text:list-item>
                <text:p text:style-name="P414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7617678098276513263" text:style-name="L398">
              <text:list-item>
                <text:p text:style-name="P415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8944098384931774180" text:style-name="L399">
              <text:list-item>
                <text:p text:style-name="P416">帰り。溝の口。武蔵溝ノ口からの連絡通路。エレベータ。乗ると、先に乗っていた、車椅子の老婆。何か私に話しかけている。イヤホンを取っ手、「なんですか？」と訊く。「大丈夫か？」とのこと。車椅子が、エレベータ内のスペースを、多く取っている。なので、私がカートを持っているので、カートは入りきっているか、狭くないか、ということを尋ねていたみたい。「ああ、大丈夫っすよ」、と返事し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979315054780259558" text:style-name="L400">
              <text:list-item>
                <text:p text:style-name="P417">帰り。現場のゲートを出る。小学生が、多数。途中の陸橋。自転車用に、幅の真ん中に、階段ではなく、スロープを設置してある。そこに、カートを乗せて、登り始める。小学生が、２人、そのスロープを降りてきている。私は、片手を胸の前に掲げて、譲ってくれるように、ゼスチャーす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1510693248609523346" text:style-name="L401">
              <text:list-item>
                <text:p text:style-name="P418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3006269459784017289" text:style-name="L402">
              <text:list-item>
                <text:p text:style-name="P419">土工さん。終盤、狭い場所で、私は、端の方で、踏ん張っている。一人の土工さんが、「こっちに来たほうがいい」、と、アドバイスしてくれ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<text:soft-page-break/>知、危険感知</text:p>
          </table:table-cell>
          <table:table-cell table:style-name="表28.C2" office:value-type="string">
            <text:list xml:id="list5411668175179531954" text:style-name="L403">
              <text:list-item>
                <text:p text:style-name="P420">仮設の階段から、スラブへ降りる。降り口に、高さ調節のために、踏み台<text:soft-page-break/>が置かれている。プラスチック製。</text:p>
                <text:list>
                  <text:list-item>
                    <text:p text:style-name="P420">滑る危険。さらに、端っこに足をかけて、箱自体が引っくり返る可能性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0"/>
      <text:p text:style-name="P2">---------------------------------------------------------------</text:p>
      <text:p text:style-name="P4">[XXX] 20201029_160445</text:p>
      <text:p text:style-name="P15">myself / towa diary / XXX</text:p>
      <text:p text:style-name="P3"><text:span text:style-name="T3">作業日：10</text:span><text:span text:style-name="T6">/27</text:span><text:span text:style-name="T4"> tu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1">1</text:p>
          </table:table-cell>
          <table:table-cell table:style-name="表29.B1" office:value-type="string">
            <text:p text:style-name="P11">現場</text:p>
          </table:table-cell>
          <table:table-cell table:style-name="表29.C1" office:value-type="string">
            <text:p text:style-name="P12">大船ビル</text:p>
          </table:table-cell>
        </table:table-row>
        <table:table-row>
          <table:table-cell table:style-name="表29.A2" office:value-type="float" office:value="2">
            <text:p text:style-name="P11">2</text:p>
          </table:table-cell>
          <table:table-cell table:style-name="表29.B2" office:value-type="string">
            <text:p text:style-name="P11">天気</text:p>
          </table:table-cell>
          <table:table-cell table:style-name="表29.C2" office:value-type="string">
            <text:p text:style-name="P12">晴れ。雲あり。</text:p>
          </table:table-cell>
        </table:table-row>
        <table:table-row>
          <table:table-cell table:style-name="表29.A2" office:value-type="float" office:value="3">
            <text:p text:style-name="P11">3</text:p>
          </table:table-cell>
          <table:table-cell table:style-name="表29.B2" office:value-type="string">
            <text:p text:style-name="P11">最寄り</text:p>
          </table:table-cell>
          <table:table-cell table:style-name="表29.C2" office:value-type="string">
            <text:p text:style-name="P12">大船駅</text:p>
          </table:table-cell>
        </table:table-row>
        <table:table-row>
          <table:table-cell table:style-name="表29.B2" office:value-type="string">
            <text:p text:style-name="P11">3-2</text:p>
            <text:p text:style-name="P11"/>
          </table:table-cell>
          <table:table-cell table:style-name="表29.B2" office:value-type="string">
            <text:p text:style-name="P12">開始／終了時刻</text:p>
          </table:table-cell>
          <table:table-cell table:style-name="表29.C2" office:value-type="string">
            <text:list xml:id="list3162026069705277363" text:style-name="L404">
              <text:list-item>
                <text:p text:style-name="P421">開始　：　９時すぎ</text:p>
              </text:list-item>
              <text:list-item>
                <text:p text:style-name="P421">詰所到着　：　１７時５分すぎ、ぐらい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11">4</text:p>
          </table:table-cell>
          <table:table-cell table:style-name="表29.B2" office:value-type="string">
            <text:p text:style-name="P11">他職：ポンプ</text:p>
          </table:table-cell>
          <table:table-cell table:style-name="表29.C2" office:value-type="string">
            <text:list xml:id="list6364597250404319413" text:style-name="L405">
              <text:list-item>
                <text:p text:style-name="P422">那須産業。２人。</text:p>
              </text:list-item>
              <text:list-item>
                <text:p text:style-name="P422">一人、コントローラと、ホース捌き担当の人。６０前半か。年配の人。しかし、もう一人の、こちらも年配らしき人に、「このバカが！」と、何度も罵られている。</text:p>
              </text:list-item>
              <text:list-item>
                <text:p text:style-name="P422">もう一人、親方さんか。１７５ぐらい。大きい。日に焼けている。目が、煌々としている。表情に、発達性の、何か非正常なもの、感じ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11">5</text:p>
          </table:table-cell>
          <table:table-cell table:style-name="表29.B2" office:value-type="string">
            <text:p text:style-name="P11">他職：土工さん</text:p>
          </table:table-cell>
          <table:table-cell table:style-name="表29.C2" office:value-type="string">
            <text:list xml:id="list4692283952661053720" text:style-name="L406">
              <text:list-item>
                <text:p text:style-name="P423">バイブ、２人。私の担当した人、１６５ぐらい。やや、小柄。手馴れている。スイッチの合図を、適宜出してくれる。穏やか。</text:p>
              </text:list-item>
              <text:list-item>
                <text:p text:style-name="P423">別の一人。１７３ぐらい。メガネ、かけていたか。若目。３０後半ぐらいか。何かに迫られている様子、見受ける。</text:p>
              </text:list-item>
              <text:list-item>
                <text:p text:style-name="P423">会社名。「エフアンドシー」か、何か。カタカナ、長めの名前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11">6</text:p>
          </table:table-cell>
          <table:table-cell table:style-name="表29.B2" office:value-type="string">
            <text:p text:style-name="P11">他職：電気屋さんの相番の人</text:p>
          </table:table-cell>
          <table:table-cell table:style-name="表29.C2" office:value-type="string">
            <text:list xml:id="list7158949451384058306" text:style-name="L407">
              <text:list-item>
                <text:p text:style-name="P424">東和からの人。名前は聞かなかった。藤沢営業所の人。元は、長崎出身。市内の、三菱の造船所で、溶接工をしていた。「会社との折り合い」の関係で、仕事を辞める。東京へ来て、１０年ぐらい。言葉に、長崎の方言は、見られない。髪を金髪に染めている。太め。腹は出ている。相番の作業は、慣れていると見受けた。</text:p>
              </text:list-item>
            </text:list>
          </table:table-cell>
        </table:table-row>
        <table:table-row>
          <table:table-cell table:style-name="表29.B2" office:value-type="string">
            <text:p text:style-name="P11">6--2</text:p>
          </table:table-cell>
          <table:table-cell table:style-name="表29.B2" office:value-type="string">
            <text:p text:style-name="P11">他職：<text:span text:style-name="T2">警備</text:span></text:p>
          </table:table-cell>
          <table:table-cell table:style-name="表29.C2" office:value-type="string">
            <text:list xml:id="list3934165942700710867" text:style-name="L408">
              <text:list-item>
                <text:p text:style-name="P425">２名。職長さんらしき人、朝、７時前だが、もう来ていた。「どの職人さん？」と訊いてくる。新規の用紙のありかを、示す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29.C2" office:value-type="string">
            <text:list xml:id="list571459862799815864" text:style-name="L409">
              <text:list-item>
                <text:p text:style-name="P426">「仲友」建設か、工業か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大工さん</text:span></text:p>
          </table:table-cell>
          <table:table-cell table:style-name="表29.C2" office:value-type="string">
            <text:list xml:id="list3550434568883982515" text:style-name="L410">
              <text:list-item>
                <text:p text:style-name="P427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11">7</text:p>
          </table:table-cell>
          <table:table-cell table:style-name="表29.B2" office:value-type="string">
            <text:p text:style-name="P11">監督さん</text:p>
          </table:table-cell>
          <table:table-cell table:style-name="表29.C2" office:value-type="string">
            <text:list xml:id="list2558332060391365361" text:style-name="L411">
              <text:list-item>
                <text:p text:style-name="P428">２人。若い方の人。口を動かして、何かつぶやいている様子。声は聞こえない。何か、神経が失調しているか。所長さんが、始終、罵ったり、怒鳴ったりしている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11">8</text:p>
          </table:table-cell>
          <table:table-cell table:style-name="表29.B2" office:value-type="string">
            <text:p text:style-name="P11">発注者の方</text:p>
          </table:table-cell>
          <table:table-cell table:style-name="表29.C2" office:value-type="string">
            <text:list xml:id="list7191564057015102234" text:style-name="L412">
              <text:list-item>
                <text:p text:style-name="P429">男性。声は小さい。「ああ、どうもどうも…」と、ひどくバツの悪いそうな喋り方。ウツか、と勘ぐ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東和からの同僚</text:p>
          </table:table-cell>
          <table:table-cell table:style-name="表29.C2" office:value-type="string">
            <text:list xml:id="list2760123147688262404" text:style-name="L413">
              <text:list-item>
                <text:p text:style-name="P430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11">9</text:p>
          </table:table-cell>
          <table:table-cell table:style-name="表29.B2" office:value-type="string">
            <text:p text:style-name="P11">現場見取り図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10">
            <text:p text:style-name="P11">10</text:p>
          </table:table-cell>
          <table:table-cell table:style-name="表29.B2" office:value-type="string">
            <text:p text:style-name="P12">段取り</text:p>
          </table:table-cell>
          <table:table-cell table:style-name="表29.C2" office:value-type="string">
            <text:list xml:id="list2405158030172528829" text:style-name="L414">
              <text:list-item>
                <text:p text:style-name="P431">階段から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行き帰りでの出来事、見聞</text:p>
          </table:table-cell>
          <table:table-cell table:style-name="表29.C2" office:value-type="string">
            <text:list xml:id="list2163029612342365808" text:style-name="L415">
              <text:list-item>
                <text:p text:style-name="P432">帰路は、川崎経由ではなく、湘南ラインに乗って、武蔵小杉へ。南武線に乗り換え。ここで、えらく歩い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周囲の事物</text:p>
          </table:table-cell>
          <table:table-cell table:style-name="表29.C2" office:value-type="string">
            <text:list xml:id="list3170925500110061265" text:style-name="L416">
              <text:list-item>
                <text:p text:style-name="P433">隣は、斎場。その前に、小川。遠くに、山の向こう、白色の構造物。東和の同僚の人に振ってみたら、観音像、とのこと。</text:p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11">11</text:p>
          </table:table-cell>
          <table:table-cell table:style-name="表29.B2" office:value-type="string">
            <text:p text:style-name="P12">その他</text:p>
          </table:table-cell>
          <table:table-cell table:style-name="表29.C2" office:value-type="string">
            <text:list xml:id="list7158890181681634850" text:style-name="L417">
              <text:list-item>
                <text:p text:style-name="P434">後半。電気のスリーブか、金属製のもの、１本、コンクリートの吹き出しの風のためか、蓋が跳ね上がる。元に被せて、コンクリートを流す間、手で押さえ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11">12</text:p>
          </table:table-cell>
          <table:table-cell table:style-name="表29.B2" office:value-type="string">
            <text:p text:style-name="P12">やってもらったこと</text:p>
          </table:table-cell>
          <table:table-cell table:style-name="表29.C2" office:value-type="string">
            <text:list xml:id="list7388592782050906579" text:style-name="L418">
              <text:list-item>
                <text:p text:style-name="P435">一度、バイブのスイッチ、忘れていて、他の土工さんに入れてもら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危険予知、危険感知</text:p>
          </table:table-cell>
          <table:table-cell table:style-name="表29.C2" office:value-type="string">
            <text:list xml:id="list1788942926061307050" text:style-name="L419">
              <text:list-item>
                <text:p text:style-name="P436"/>
              </text:list-item>
            </text:list>
          </table:table-cell>
        </table:table-row>
      </table:table>
      <text:p text:style-name="P15"/>
      <text:p text:style-name="P4">[/ XXXX] 20201029_161849</text:p>
      <text:p text:style-name="P15"/>
      <text:p text:style-name="P10">@@@</text:p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oft-page-break/><text:span text:style-name="T3">作業日：11</text:span><text:span text:style-name="T6">/06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11">1</text:p>
          </table:table-cell>
          <table:table-cell table:style-name="表30.B1" office:value-type="string">
            <text:p text:style-name="P11">現場</text:p>
          </table:table-cell>
          <table:table-cell table:style-name="表30.C1" office:value-type="string">
            <text:p text:style-name="P12">メインステージ阪東橋</text:p>
          </table:table-cell>
        </table:table-row>
        <table:table-row>
          <table:table-cell table:style-name="表30.A2" office:value-type="float" office:value="2">
            <text:p text:style-name="P11">2</text:p>
          </table:table-cell>
          <table:table-cell table:style-name="表30.B2" office:value-type="string">
            <text:p text:style-name="P11">天気</text:p>
          </table:table-cell>
          <table:table-cell table:style-name="表30.C2" office:value-type="string">
            <text:p text:style-name="P12">晴れ。雲あり。</text:p>
          </table:table-cell>
        </table:table-row>
        <table:table-row>
          <table:table-cell table:style-name="表30.A2" office:value-type="float" office:value="3">
            <text:p text:style-name="P11">3</text:p>
          </table:table-cell>
          <table:table-cell table:style-name="表30.B2" office:value-type="string">
            <text:p text:style-name="P11">最寄り</text:p>
          </table:table-cell>
          <table:table-cell table:style-name="表30.C2" office:value-type="string">
            <text:p text:style-name="P12">阪東橋駅</text:p>
          </table:table-cell>
        </table:table-row>
        <table:table-row>
          <table:table-cell table:style-name="表30.B2" office:value-type="string">
            <text:p text:style-name="P11">3-2</text:p>
            <text:p text:style-name="P11"/>
          </table:table-cell>
          <table:table-cell table:style-name="表30.B2" office:value-type="string">
            <text:p text:style-name="P12">開始／終了時刻</text:p>
          </table:table-cell>
          <table:table-cell table:style-name="表30.C2" office:value-type="string">
            <text:list xml:id="list8452918897994930912" text:style-name="L451">
              <text:list-item>
                <text:p text:style-name="P466">開始　：　８時半すぎぐらい</text:p>
              </text:list-item>
              <text:list-item>
                <text:p text:style-name="P466">詰所到着　：　４：１０ぐらいか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11">4</text:p>
          </table:table-cell>
          <table:table-cell table:style-name="表30.B2" office:value-type="string">
            <text:p text:style-name="P11">他職：ポンプ</text:p>
          </table:table-cell>
          <table:table-cell table:style-name="表30.C2" office:value-type="string">
            <text:list xml:id="list325382992582588903" text:style-name="L420">
              <text:list-item>
                <text:p text:style-name="P437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11">5</text:p>
          </table:table-cell>
          <table:table-cell table:style-name="表30.B2" office:value-type="string">
            <text:p text:style-name="P11">他職：土工さん</text:p>
          </table:table-cell>
          <table:table-cell table:style-name="表30.C2" office:value-type="string">
            <text:list xml:id="list4328532730743078171" text:style-name="L421">
              <text:list-item>
                <text:p text:style-name="P438"/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11">6</text:p>
          </table:table-cell>
          <table:table-cell table:style-name="表30.B2" office:value-type="string">
            <text:p text:style-name="P11">他職：電気屋さんの相番の人</text:p>
          </table:table-cell>
          <table:table-cell table:style-name="表30.C2" office:value-type="string">
            <text:list xml:id="list4113765428264884085" text:style-name="L422">
              <text:list-item>
                <text:p text:style-name="P439">「クリット」のような名前。カタカナ。「ふじしま」氏。３０後半ぐらいか。１７３ぐらい。腹が出ている。清瀬に住んでいる。今日の現場まで、２時間。</text:p>
              </text:list-item>
              <text:list-item>
                <text:p text:style-name="P439">以前、東和にいた。高田馬場の現場。池田という名の、社員の人と、よく喧嘩をしていた。手配がいい加減だったとのこと。この池田氏は、１年半ぐらい前、作業員のための、当日払いのお金を着服。パチンコなどに使う。解雇された、とのこと。</text:p>
              </text:list-item>
            </text:list>
          </table:table-cell>
        </table:table-row>
        <table:table-row>
          <table:table-cell table:style-name="表30.B2" office:value-type="string">
            <text:p text:style-name="P11">6--2</text:p>
          </table:table-cell>
          <table:table-cell table:style-name="表30.B2" office:value-type="string">
            <text:p text:style-name="P11">他職：<text:span text:style-name="T2">警備</text:span></text:p>
          </table:table-cell>
          <table:table-cell table:style-name="表30.C2" office:value-type="string">
            <text:list xml:id="list2506663126254273568" text:style-name="L423">
              <text:list-item>
                <text:p text:style-name="P440"/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土間屋さん</text:span></text:p>
          </table:table-cell>
          <table:table-cell table:style-name="表30.C2" office:value-type="string">
            <text:list xml:id="list8445098481037946909" text:style-name="L424">
              <text:list-item>
                <text:p text:style-name="P441">親方さんらしき人、口の周りに、濃いヒゲ。顔立ちは、南方の顔。ギョロッとした目。笑顔を浮かべる。</text:p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大工さん</text:span></text:p>
          </table:table-cell>
          <table:table-cell table:style-name="表30.C2" office:value-type="string">
            <text:list xml:id="list498727248253877258" text:style-name="L425">
              <text:list-item>
                <text:p text:style-name="P442">複数。３人以上。朝、ゲートを開けてくれた人、大工さんの一人。小柄、１６５ぐらい。紫色の、ズボン。</text:p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11">7</text:p>
          </table:table-cell>
          <table:table-cell table:style-name="表30.B2" office:value-type="string">
            <text:p text:style-name="P11">監督さん</text:p>
          </table:table-cell>
          <table:table-cell table:style-name="表30.C2" office:value-type="string">
            <text:list xml:id="list799032686059711509" text:style-name="L426">
              <text:list-item>
                <text:p text:style-name="P443">２人。スラブ担当の人、若い。３０前半か。太め。愛想笑いの声をあげ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11">8</text:p>
          </table:table-cell>
          <table:table-cell table:style-name="表30.B2" office:value-type="string">
            <text:p text:style-name="P11">発注者の方</text:p>
          </table:table-cell>
          <table:table-cell table:style-name="表30.C2" office:value-type="string">
            <text:list xml:id="list8240535000331698527" text:style-name="L427">
              <text:list-item>
                <text:p text:style-name="P444">電話口に出るとき、朝、トーンが低い。元気なさそう。終わりの連絡、「どうもー！」だったか、声を張り上げている。疲れている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東和からの同僚</text:p>
          </table:table-cell>
          <table:table-cell table:style-name="表30.C2" office:value-type="string">
            <text:list xml:id="list7638983277871905008" text:style-name="L428">
              <text:list-item>
                <text:p text:style-name="P445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11">9</text:p>
          </table:table-cell>
          <table:table-cell table:style-name="表30.B2" office:value-type="string">
            <text:p text:style-name="P11">現場見取り図</text:p>
          </table:table-cell>
          <table:table-cell table:style-name="表30.C2" office:value-type="string">
            <text:p text:style-name="P11"/>
          </table:table-cell>
        </table:table-row>
        <table:table-row>
          <table:table-cell table:style-name="表30.A2" office:value-type="float" office:value="10">
            <text:p text:style-name="P11">10</text:p>
          </table:table-cell>
          <table:table-cell table:style-name="表30.B2" office:value-type="string">
            <text:p text:style-name="P12">段取り</text:p>
          </table:table-cell>
          <table:table-cell table:style-name="表30.C2" office:value-type="string">
            <text:list xml:id="list3445399886407536756" text:style-name="L429">
              <text:list-item>
                <text:p text:style-name="P446">奥の柱から入れる。所長さんの要望。続いて、一番手前の、階段。あとは、順繰りに。吹き出しなど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行き帰りでの出来事、<text:soft-page-break/>見聞</text:p>
          </table:table-cell>
          <table:table-cell table:style-name="表30.C2" office:value-type="string">
            <text:list xml:id="list3955659766325061213" text:style-name="L430">
              <text:list-item>
                <text:p text:style-name="P447">現場から、最寄りの駅へ、帰りがけ。地下へ入るエレベータの乗り場。車椅子で、老婆が出てくる。女の人が、押している。私は、目を合わせるのを避けて、横を通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周囲の事物</text:p>
          </table:table-cell>
          <table:table-cell table:style-name="表30.C2" office:value-type="string">
            <text:list xml:id="list7561285291716884515" text:style-name="L431">
              <text:list-item>
                <text:p text:style-name="P448">道を渡って、左手へ行くと、カプセルホテルの入口の脇に、自販機。朝礼前に、そこで、ジュースを買う。午後の紅茶。１００円。</text:p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11">11</text:p>
          </table:table-cell>
          <table:table-cell table:style-name="表30.B2" office:value-type="string">
            <text:p text:style-name="P12">その他</text:p>
          </table:table-cell>
          <table:table-cell table:style-name="表30.C2" office:value-type="string">
            <text:list xml:id="list2885401075178370856" text:style-name="L432">
              <text:list-item>
                <text:p text:style-name="P449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11">12</text:p>
          </table:table-cell>
          <table:table-cell table:style-name="表30.B2" office:value-type="string">
            <text:p text:style-name="P12">やってもらったこと</text:p>
          </table:table-cell>
          <table:table-cell table:style-name="表30.C2" office:value-type="string">
            <text:list xml:id="list2500158349805689975" text:style-name="L433">
              <text:list-item>
                <text:p text:style-name="P450"/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危険予知、危険感知</text:p>
          </table:table-cell>
          <table:table-cell table:style-name="表30.C2" office:value-type="string">
            <text:list xml:id="list8527382929180230294" text:style-name="L434">
              <text:list-item>
                <text:p text:style-name="P451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7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3764562" text:continue-list="list6486906039783216151" text:style-name="L308">
              <text:list-item>
                <text:p text:style-name="P325">開始</text:p>
              </text:list-item>
              <text:list-item>
                <text:p text:style-name="P32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3756952" text:continue-list="list2562325239507016211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4778578183580815390" text:style-name="L435">
              <text:list-item>
                <text:p text:style-name="P45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4374524189106657622" text:style-name="L436">
              <text:list-item>
                <text:p text:style-name="P453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6327275334051709616" text:style-name="L437">
              <text:list-item>
                <text:p text:style-name="P454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6286191187682726299" text:style-name="L438">
              <text:list-item>
                <text:p text:style-name="P455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1508124925026922626" text:style-name="L439">
              <text:list-item>
                <text:p text:style-name="P45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6956028644347839620" text:style-name="L440">
              <text:list-item>
                <text:p text:style-name="P45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8563531045461082465" text:style-name="L441">
              <text:list-item>
                <text:p text:style-name="P458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7856057758695842319" text:style-name="L442">
              <text:list-item>
                <text:p text:style-name="P45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5691606258653767619" text:style-name="L443">
              <text:list-item>
                <text:p text:style-name="P460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4061135618495648961" text:style-name="L444">
              <text:list-item>
                <text:p text:style-name="P461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7860385609158842184" text:style-name="L445">
              <text:list-item>
                <text:p text:style-name="P46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8608526550564877167" text:style-name="L446">
              <text:list-item>
                <text:p text:style-name="P46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3615888166032857262" text:style-name="L447">
              <text:list-item>
                <text:p text:style-name="P46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5231339071490606402" text:style-name="L448">
              <text:list-item>
                <text:p text:style-name="P465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410586778814273620" text:style-name="L449">
        <text:list-item>
          <text:p text:style-name="P468"><text:soft-page-break/>start apps</text:p>
          <text:list>
            <text:list-item>
              <text:p text:style-name="P468">doc (this)</text:p>
            </text:list-item>
            <text:list-item>
              <text:p text:style-name="P468">folder : C:\WORKS_2\WS\WS_Others.miscs\misc_files</text:p>
            </text:list-item>
            <text:list-item>
              <text:p text:style-name="P468">web page</text:p>
              <text:list>
                <text:list-item>
                  <text:p text:style-name="P46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1428005890540812180" text:style-name="L450">
        <text:list-item>
          <text:p text:style-name="P467">close</text:p>
          <text:list>
            <text:list-item>
              <text:p text:style-name="P467">image file</text:p>
            </text:list-item>
            <text:list-item>
              <text:p text:style-name="P46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67">folder : C:\WORKS_2\WS\WS_Others.miscs\misc_files</text:p>
            </text:list-item>
            <text:list-item>
              <text:p text:style-name="P467">this</text:p>
            </text:list-item>
          </text:list>
        </text:list-item>
        <text:list-item>
          <text:p text:style-name="P46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3749486" text:continue-numbering="true" text:style-name="L450">
        <text:list-item>
          <text:p text:style-name="P17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1-08T13:53:47.56</dc:date>
    <dc:creator>iwabuchi ken</dc:creator>
    <meta:editing-duration>P1DT1H46M27S</meta:editing-duration>
    <meta:editing-cycles>173</meta:editing-cycles>
    <meta:generator>OpenOffice/4.1.3$Win32 OpenOffice.org_project/413m1$Build-9783</meta:generator>
    <meta:document-statistic meta:table-count="31" meta:image-count="0" meta:object-count="0" meta:page-count="50" meta:paragraph-count="1699" meta:word-count="27389" meta:character-count="32445"/>
  </office:meta>
</office:document-meta>
</file>